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a5ec" officeooo:paragraph-rsid="0009a5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uan Carlos Ramos Moll 2º DAM</text:p>
      <text:p text:style-name="P1"/>
      <text:p text:style-name="P1">Actividad 1 tema 2</text:p>
      <text:p text:style-name="P1"/>
      <text:p text:style-name="P1">1-Según la Definición de Usabilidad (ISO 241 – 1) Podrías relacionar que conceptos se relacionan con Metodología Kansei y cuáles a las 10 reglas heurísticas de Jacob Nielsen.</text:p>
      <text:p text:style-name="P1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0T10:23:59.787160262</meta:creation-date>
    <dc:date>2019-09-20T10:54:48.478689568</dc:date>
    <meta:editing-duration>PT20M38S</meta:editing-duration>
    <meta:editing-cycles>1</meta:editing-cycles>
    <meta:document-statistic meta:table-count="0" meta:image-count="0" meta:object-count="0" meta:page-count="1" meta:paragraph-count="4" meta:word-count="37" meta:character-count="222" meta:non-whitespace-character-count="186"/>
    <meta:generator>LibreOffice/6.0.7.3$Linux_X86_64 LibreOffice_project/00m0$Build-3</meta:generator>
  </office:meta>
</office:document-meta>
</file>